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596843181439" calcext:value-type="float">
            <text:p>2.29597</text:p>
          </table:table-cell>
          <table:table-cell office:value-type="float" office:value="2.42456997996995" calcext:value-type="float">
            <text:p>2.42457</text:p>
          </table:table-cell>
          <table:table-cell office:value-type="float" office:value="4.15417876815223" calcext:value-type="float">
            <text:p>4.1541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430885912202" calcext:value-type="float">
            <text:p>2.26431</text:p>
          </table:table-cell>
          <table:table-cell office:value-type="float" office:value="2.42405441495577" calcext:value-type="float">
            <text:p>2.42405</text:p>
          </table:table-cell>
          <table:table-cell office:value-type="float" office:value="4.08302453680521" calcext:value-type="float">
            <text:p>4.0830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339977054652" calcext:value-type="float">
            <text:p>2.2434</text:p>
          </table:table-cell>
          <table:table-cell office:value-type="float" office:value="2.34117772215269" calcext:value-type="float">
            <text:p>2.34118</text:p>
          </table:table-cell>
          <table:table-cell office:value-type="float" office:value="3.28555068836045" calcext:value-type="float">
            <text:p>3.28555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53212348769" calcext:value-type="float">
            <text:p>2.22853</text:p>
          </table:table-cell>
          <table:table-cell office:value-type="float" office:value="2.32892532332082" calcext:value-type="float">
            <text:p>2.32893</text:p>
          </table:table-cell>
          <table:table-cell office:value-type="float" office:value="3.24828660826033" calcext:value-type="float">
            <text:p>3.2482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280340918563" calcext:value-type="float">
            <text:p>2.2228</text:p>
          </table:table-cell>
          <table:table-cell office:value-type="float" office:value="2.32289687005085" calcext:value-type="float">
            <text:p>2.3229</text:p>
          </table:table-cell>
          <table:table-cell office:value-type="float" office:value="3.65110652663166" calcext:value-type="float">
            <text:p>3.6511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575529298991" calcext:value-type="float">
            <text:p>2.22576</text:p>
          </table:table-cell>
          <table:table-cell office:value-type="float" office:value="2.32131439109777" calcext:value-type="float">
            <text:p>2.32131</text:p>
          </table:table-cell>
          <table:table-cell office:value-type="float" office:value="3.61322455613903" calcext:value-type="float">
            <text:p>3.6132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761380690345" calcext:value-type="float">
            <text:p>2.28761</text:p>
          </table:table-cell>
          <table:table-cell office:value-type="float" office:value="2.35736691262298" calcext:value-type="float">
            <text:p>2.35737</text:p>
          </table:table-cell>
          <table:table-cell office:value-type="float" office:value="3.55722986493247" calcext:value-type="float">
            <text:p>3.5572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834927880607" calcext:value-type="float">
            <text:p>2.24835</text:p>
          </table:table-cell>
          <table:table-cell office:value-type="float" office:value="2.28100685759546" calcext:value-type="float">
            <text:p>2.28101</text:p>
          </table:table-cell>
          <table:table-cell office:value-type="float" office:value="3.5915707853927" calcext:value-type="float">
            <text:p>3.5915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93259926593" calcext:value-type="float">
            <text:p>2.22093</text:p>
          </table:table-cell>
          <table:table-cell office:value-type="float" office:value="2.28083051801802" calcext:value-type="float">
            <text:p>2.28083</text:p>
          </table:table-cell>
          <table:table-cell office:value-type="float" office:value="3.24415540540541" calcext:value-type="float">
            <text:p>3.2441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7899866599967" calcext:value-type="float">
            <text:p>2.279</text:p>
          </table:table-cell>
          <table:table-cell office:value-type="float" office:value="2.35860774137069" calcext:value-type="float">
            <text:p>2.35861</text:p>
          </table:table-cell>
          <table:table-cell office:value-type="float" office:value="3.64128689344672" calcext:value-type="float">
            <text:p>3.6412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79365129105" calcext:value-type="float">
            <text:p>2.16794</text:p>
          </table:table-cell>
          <table:table-cell office:value-type="float" office:value="2.27597706192028" calcext:value-type="float">
            <text:p>2.27598</text:p>
          </table:table-cell>
          <table:table-cell office:value-type="float" office:value="3.42179242918025" calcext:value-type="float">
            <text:p>3.42179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447914061849" calcext:value-type="float">
            <text:p>2.27448</text:p>
          </table:table-cell>
          <table:table-cell office:value-type="float" office:value="2.47837282237226" calcext:value-type="float">
            <text:p>2.47837</text:p>
          </table:table-cell>
          <table:table-cell office:value-type="float" office:value="4.28111152788197" calcext:value-type="float">
            <text:p>4.2811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789748081415" calcext:value-type="float">
            <text:p>2.2279</text:p>
          </table:table-cell>
          <table:table-cell office:value-type="float" office:value="2.27052135468802" calcext:value-type="float">
            <text:p>2.27052</text:p>
          </table:table-cell>
          <table:table-cell office:value-type="float" office:value="3.27186811811812" calcext:value-type="float">
            <text:p>3.2718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7581056237988" calcext:value-type="float">
            <text:p>2.17581</text:p>
          </table:table-cell>
          <table:table-cell office:value-type="float" office:value="2.26933577755494" calcext:value-type="float">
            <text:p>2.26934</text:p>
          </table:table-cell>
          <table:table-cell office:value-type="float" office:value="3.46700927550765" calcext:value-type="float">
            <text:p>3.46701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6844377761107" calcext:value-type="float">
            <text:p>2.26844</text:p>
          </table:table-cell>
          <table:table-cell office:value-type="float" office:value="2.47990080853547" calcext:value-type="float">
            <text:p>2.4799</text:p>
          </table:table-cell>
          <table:table-cell office:value-type="float" office:value="4.20652913228307" calcext:value-type="float">
            <text:p>4.2065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214888694347" calcext:value-type="float">
            <text:p>2.25215</text:p>
          </table:table-cell>
          <table:table-cell office:value-type="float" office:value="2.26547836418209" calcext:value-type="float">
            <text:p>2.26548</text:p>
          </table:table-cell>
          <table:table-cell office:value-type="float" office:value="3.65963356678339" calcext:value-type="float">
            <text:p>3.6596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265553331665" calcext:value-type="float">
            <text:p>2.26266</text:p>
          </table:table-cell>
          <table:table-cell office:value-type="float" office:value="2.32280189308648" calcext:value-type="float">
            <text:p>2.3228</text:p>
          </table:table-cell>
          <table:table-cell office:value-type="float" office:value="3.47866149612209" calcext:value-type="float">
            <text:p>3.4786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140657576516" calcext:value-type="float">
            <text:p>2.26141</text:p>
          </table:table-cell>
          <table:table-cell office:value-type="float" office:value="2.326916437328" calcext:value-type="float">
            <text:p>2.32692</text:p>
          </table:table-cell>
          <table:table-cell office:value-type="float" office:value="3.4811971478609" calcext:value-type="float">
            <text:p>3.481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627398831873" calcext:value-type="float">
            <text:p>2.23627</text:p>
          </table:table-cell>
          <table:table-cell office:value-type="float" office:value="2.44135189820609" calcext:value-type="float">
            <text:p>2.44135</text:p>
          </table:table-cell>
          <table:table-cell office:value-type="float" office:value="3.8117296620776" calcext:value-type="float">
            <text:p>3.81173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482634543179" calcext:value-type="float">
            <text:p>2.23483</text:p>
          </table:table-cell>
          <table:table-cell office:value-type="float" office:value="2.43216656236963" calcext:value-type="float">
            <text:p>2.43217</text:p>
          </table:table-cell>
          <table:table-cell office:value-type="float" office:value="3.79154568210263" calcext:value-type="float">
            <text:p>3.79155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963668000333" calcext:value-type="float">
            <text:p>2.22964</text:p>
          </table:table-cell>
          <table:table-cell office:value-type="float" office:value="2.3143543177461" calcext:value-type="float">
            <text:p>2.31435</text:p>
          </table:table-cell>
          <table:table-cell office:value-type="float" office:value="3.26392348087022" calcext:value-type="float">
            <text:p>3.2639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359533933633" calcext:value-type="float">
            <text:p>2.2236</text:p>
          </table:table-cell>
          <table:table-cell office:value-type="float" office:value="2.37915103385026" calcext:value-type="float">
            <text:p>2.37915</text:p>
          </table:table-cell>
          <table:table-cell office:value-type="float" office:value="3.79431215607804" calcext:value-type="float">
            <text:p>3.7943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977374103719" calcext:value-type="float">
            <text:p>2.21977</text:p>
          </table:table-cell>
          <table:table-cell office:value-type="float" office:value="2.37648824412206" calcext:value-type="float">
            <text:p>2.37649</text:p>
          </table:table-cell>
          <table:table-cell office:value-type="float" office:value="3.84311655827914" calcext:value-type="float">
            <text:p>3.8431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817844021376" calcext:value-type="float">
            <text:p>2.21818</text:p>
          </table:table-cell>
          <table:table-cell office:value-type="float" office:value="2.15903640614562" calcext:value-type="float">
            <text:p>2.15904</text:p>
          </table:table-cell>
          <table:table-cell office:value-type="float" office:value="3.0747244488978" calcext:value-type="float">
            <text:p>3.07472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766929692719" calcext:value-type="float">
            <text:p>2.21767</text:p>
          </table:table-cell>
          <table:table-cell office:value-type="float" office:value="2.16494593353373" calcext:value-type="float">
            <text:p>2.16495</text:p>
          </table:table-cell>
          <table:table-cell office:value-type="float" office:value="3.0112374749499" calcext:value-type="float">
            <text:p>3.01124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690602836879" calcext:value-type="float">
            <text:p>2.21691</text:p>
          </table:table-cell>
          <table:table-cell office:value-type="float" office:value="2.36836232790989" calcext:value-type="float">
            <text:p>2.36836</text:p>
          </table:table-cell>
          <table:table-cell office:value-type="float" office:value="3.34638172715895" calcext:value-type="float">
            <text:p>3.3463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1456176544136" calcext:value-type="float">
            <text:p>2.21456</text:p>
          </table:table-cell>
          <table:table-cell office:value-type="float" office:value="2.31322018004501" calcext:value-type="float">
            <text:p>2.31322</text:p>
          </table:table-cell>
          <table:table-cell office:value-type="float" office:value="3.27815078769692" calcext:value-type="float">
            <text:p>3.2781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219117647059" calcext:value-type="float">
            <text:p>2.21219</text:p>
          </table:table-cell>
          <table:table-cell office:value-type="float" office:value="2.3763032957864" calcext:value-type="float">
            <text:p>2.3763</text:p>
          </table:table-cell>
          <table:table-cell office:value-type="float" office:value="3.37341927409262" calcext:value-type="float">
            <text:p>3.37342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0921078431373" calcext:value-type="float">
            <text:p>2.20921</text:p>
          </table:table-cell>
          <table:table-cell office:value-type="float" office:value="2.24507717980809" calcext:value-type="float">
            <text:p>2.24508</text:p>
          </table:table-cell>
          <table:table-cell office:value-type="float" office:value="3.03897622027534" calcext:value-type="float">
            <text:p>3.0389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898644138506" calcext:value-type="float">
            <text:p>2.20899</text:p>
          </table:table-cell>
          <table:table-cell office:value-type="float" office:value="2.24871506049228" calcext:value-type="float">
            <text:p>2.24872</text:p>
          </table:table-cell>
          <table:table-cell office:value-type="float" office:value="3.03175969962453" calcext:value-type="float">
            <text:p>3.03176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90910227557" calcext:value-type="float">
            <text:p>2.20891</text:p>
          </table:table-cell>
          <table:table-cell office:value-type="float" office:value="2.41741643744269" calcext:value-type="float">
            <text:p>2.41742</text:p>
          </table:table-cell>
          <table:table-cell office:value-type="float" office:value="3.90513628407102" calcext:value-type="float">
            <text:p>3.9051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80876523118" calcext:value-type="float">
            <text:p>2.20809</text:p>
          </table:table-cell>
          <table:table-cell office:value-type="float" office:value="2.2837684651978" calcext:value-type="float">
            <text:p>2.28377</text:p>
          </table:table-cell>
          <table:table-cell office:value-type="float" office:value="3.40281171757636" calcext:value-type="float">
            <text:p>3.40281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80163995994" calcext:value-type="float">
            <text:p>2.20802</text:p>
          </table:table-cell>
          <table:table-cell office:value-type="float" office:value="2.19713434735436" calcext:value-type="float">
            <text:p>2.19713</text:p>
          </table:table-cell>
          <table:table-cell office:value-type="float" office:value="3.10570605908863" calcext:value-type="float">
            <text:p>3.10571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662076448005" calcext:value-type="float">
            <text:p>2.20662</text:p>
          </table:table-cell>
          <table:table-cell office:value-type="float" office:value="2.29547999081956" calcext:value-type="float">
            <text:p>2.29548</text:p>
          </table:table-cell>
          <table:table-cell office:value-type="float" office:value="3.39115172759139" calcext:value-type="float">
            <text:p>3.3911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626596144216" calcext:value-type="float">
            <text:p>2.19627</text:p>
          </table:table-cell>
          <table:table-cell office:value-type="float" office:value="2.21290039225505" calcext:value-type="float">
            <text:p>2.2129</text:p>
          </table:table-cell>
          <table:table-cell office:value-type="float" office:value="3.11452428642964" calcext:value-type="float">
            <text:p>3.1145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516191547887" calcext:value-type="float">
            <text:p>2.19516</text:p>
          </table:table-cell>
          <table:table-cell office:value-type="float" office:value="2.44160894390264" calcext:value-type="float">
            <text:p>2.44161</text:p>
          </table:table-cell>
          <table:table-cell office:value-type="float" office:value="3.8089184796199" calcext:value-type="float">
            <text:p>3.8089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471464899116" calcext:value-type="float">
            <text:p>2.19471</text:p>
          </table:table-cell>
          <table:table-cell office:value-type="float" office:value="2.35392779723195" calcext:value-type="float">
            <text:p>2.35393</text:p>
          </table:table-cell>
          <table:table-cell office:value-type="float" office:value="3.51391820910455" calcext:value-type="float">
            <text:p>3.5139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9369892002335" calcext:value-type="float">
            <text:p>2.1937</text:p>
          </table:table-cell>
          <table:table-cell office:value-type="float" office:value="2.32443749478776" calcext:value-type="float">
            <text:p>2.32444</text:p>
          </table:table-cell>
          <table:table-cell office:value-type="float" office:value="3.59563922942207" calcext:value-type="float">
            <text:p>3.5956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07982116058" calcext:value-type="float">
            <text:p>2.1908</text:p>
          </table:table-cell>
          <table:table-cell office:value-type="float" office:value="2.36055788310822" calcext:value-type="float">
            <text:p>2.36056</text:p>
          </table:table-cell>
          <table:table-cell office:value-type="float" office:value="3.47152076038019" calcext:value-type="float">
            <text:p>3.4715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870204736886" calcext:value-type="float">
            <text:p>2.1887</text:p>
          </table:table-cell>
          <table:table-cell office:value-type="float" office:value="2.3123980485364" calcext:value-type="float">
            <text:p>2.3124</text:p>
          </table:table-cell>
          <table:table-cell office:value-type="float" office:value="3.63655116337253" calcext:value-type="float">
            <text:p>3.6365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862472903118" calcext:value-type="float">
            <text:p>2.18862</text:p>
          </table:table-cell>
          <table:table-cell office:value-type="float" office:value="2.30005315157579" calcext:value-type="float">
            <text:p>2.30005</text:p>
          </table:table-cell>
          <table:table-cell office:value-type="float" office:value="3.27125687843922" calcext:value-type="float">
            <text:p>3.2712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432251271787" calcext:value-type="float">
            <text:p>2.18432</text:p>
          </table:table-cell>
          <table:table-cell office:value-type="float" office:value="2.27934732299224" calcext:value-type="float">
            <text:p>2.27935</text:p>
          </table:table-cell>
          <table:table-cell office:value-type="float" office:value="3.72920940705529" calcext:value-type="float">
            <text:p>3.7292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764152909788" calcext:value-type="float">
            <text:p>2.16764</text:p>
          </table:table-cell>
          <table:table-cell office:value-type="float" office:value="2.1840759963315" calcext:value-type="float">
            <text:p>2.18408</text:p>
          </table:table-cell>
          <table:table-cell office:value-type="float" office:value="2.59409329664832" calcext:value-type="float">
            <text:p>2.5940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7869178998412" calcext:value-type="float">
            <text:p>2.17869</text:p>
          </table:table-cell>
          <table:table-cell office:value-type="float" office:value="2.36712137363097" calcext:value-type="float">
            <text:p>2.36712</text:p>
          </table:table-cell>
          <table:table-cell office:value-type="float" office:value="3.41816152495611" calcext:value-type="float">
            <text:p>3.41816</text:p>
          </table:table-cell>
          <table:table-cell office:value-type="float" office:value="9568800" calcext:value-type="float">
            <text:p>9568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83947830449" calcext:value-type="float">
            <text:p>2.17839</text:p>
          </table:table-cell>
          <table:table-cell office:value-type="float" office:value="2.36060885377477" calcext:value-type="float">
            <text:p>2.36061</text:p>
          </table:table-cell>
          <table:table-cell office:value-type="float" office:value="3.43457236017055" calcext:value-type="float">
            <text:p>3.43457</text:p>
          </table:table-cell>
          <table:table-cell office:value-type="float" office:value="9568800" calcext:value-type="float">
            <text:p>9568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7703872769718" calcext:value-type="float">
            <text:p>2.17704</text:p>
          </table:table-cell>
          <table:table-cell office:value-type="float" office:value="2.30770583208271" calcext:value-type="float">
            <text:p>2.30771</text:p>
          </table:table-cell>
          <table:table-cell office:value-type="float" office:value="3.23248249124562" calcext:value-type="float">
            <text:p>3.2324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312208187427" calcext:value-type="float">
            <text:p>2.16312</text:p>
          </table:table-cell>
          <table:table-cell office:value-type="float" office:value="2.17622373686843" calcext:value-type="float">
            <text:p>2.17622</text:p>
          </table:table-cell>
          <table:table-cell office:value-type="float" office:value="2.56640945472736" calcext:value-type="float">
            <text:p>2.5664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621101242599" calcext:value-type="float">
            <text:p>2.17621</text:p>
          </table:table-cell>
          <table:table-cell office:value-type="float" office:value="2.27723844967059" calcext:value-type="float">
            <text:p>2.27724</text:p>
          </table:table-cell>
          <table:table-cell office:value-type="float" office:value="3.69019764823618" calcext:value-type="float">
            <text:p>3.690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914270234225" calcext:value-type="float">
            <text:p>2.16914</text:p>
          </table:table-cell>
          <table:table-cell office:value-type="float" office:value="2.33232683170793" calcext:value-type="float">
            <text:p>2.33233</text:p>
          </table:table-cell>
          <table:table-cell office:value-type="float" office:value="3.35110027506877" calcext:value-type="float">
            <text:p>3.351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370082103859" calcext:value-type="float">
            <text:p>2.1637</text:p>
          </table:table-cell>
          <table:table-cell office:value-type="float" office:value="2.33017775277153" calcext:value-type="float">
            <text:p>2.33018</text:p>
          </table:table-cell>
          <table:table-cell office:value-type="float" office:value="3.31990747686922" calcext:value-type="float">
            <text:p>3.3199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193819288155" calcext:value-type="float">
            <text:p>2.15194</text:p>
          </table:table-cell>
          <table:table-cell office:value-type="float" office:value="2.30644150620989" calcext:value-type="float">
            <text:p>2.30644</text:p>
          </table:table-cell>
          <table:table-cell office:value-type="float" office:value="3.05492248062016" calcext:value-type="float">
            <text:p>3.0549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069954988747" calcext:value-type="float">
            <text:p>2.1907</text:p>
          </table:table-cell>
          <table:table-cell office:value-type="float" office:value="2.14904944986247" calcext:value-type="float">
            <text:p>2.14905</text:p>
          </table:table-cell>
          <table:table-cell office:value-type="float" office:value="3.43374468617154" calcext:value-type="float">
            <text:p>3.4337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84229390681" calcext:value-type="float">
            <text:p>2.13842</text:p>
          </table:table-cell>
          <table:table-cell office:value-type="float" office:value="2.31384377344336" calcext:value-type="float">
            <text:p>2.31384</text:p>
          </table:table-cell>
          <table:table-cell office:value-type="float" office:value="3.02172043010753" calcext:value-type="float">
            <text:p>3.0217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542010588628" calcext:value-type="float">
            <text:p>2.13542</text:p>
          </table:table-cell>
          <table:table-cell office:value-type="float" office:value="2.37168084042021" calcext:value-type="float">
            <text:p>2.37168</text:p>
          </table:table-cell>
          <table:table-cell office:value-type="float" office:value="3.31473486743372" calcext:value-type="float">
            <text:p>3.3147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075487621905" calcext:value-type="float">
            <text:p>2.17075</text:p>
          </table:table-cell>
          <table:table-cell office:value-type="float" office:value="2.12688932649829" calcext:value-type="float">
            <text:p>2.12689</text:p>
          </table:table-cell>
          <table:table-cell office:value-type="float" office:value="3.40210802700675" calcext:value-type="float">
            <text:p>3.4021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2129887860597" calcext:value-type="float">
            <text:p>2.1213</text:p>
          </table:table-cell>
          <table:table-cell office:value-type="float" office:value="2.35725133400033" calcext:value-type="float">
            <text:p>2.35725</text:p>
          </table:table-cell>
          <table:table-cell office:value-type="float" office:value="3.34285892946473" calcext:value-type="float">
            <text:p>3.3428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1943374197315" calcext:value-type="float">
            <text:p>2.11943</text:p>
          </table:table-cell>
          <table:table-cell office:value-type="float" office:value="2.23159911600367" calcext:value-type="float">
            <text:p>2.2316</text:p>
          </table:table-cell>
          <table:table-cell office:value-type="float" office:value="3.10634976232174" calcext:value-type="float">
            <text:p>3.1063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1918543073972" calcext:value-type="float">
            <text:p>2.11919</text:p>
          </table:table-cell>
          <table:table-cell office:value-type="float" office:value="2.2191437327996" calcext:value-type="float">
            <text:p>2.21914</text:p>
          </table:table-cell>
          <table:table-cell office:value-type="float" office:value="3.05779084313235" calcext:value-type="float">
            <text:p>3.0577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1441214470284" calcext:value-type="float">
            <text:p>2.11441</text:p>
          </table:table-cell>
          <table:table-cell office:value-type="float" office:value="2.061063286655" calcext:value-type="float">
            <text:p>2.06106</text:p>
          </table:table-cell>
          <table:table-cell office:value-type="float" office:value="2.63560515128782" calcext:value-type="float">
            <text:p>2.6356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0168750520964" calcext:value-type="float">
            <text:p>2.10169</text:p>
          </table:table-cell>
          <table:table-cell office:value-type="float" office:value="2.06791718763024" calcext:value-type="float">
            <text:p>2.06792</text:p>
          </table:table-cell>
          <table:table-cell office:value-type="float" office:value="2.64367966991748" calcext:value-type="float">
            <text:p>2.6436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5" calcext:value-type="float">
            <text:p>5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0" calcext:value-type="float">
            <text:p>0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0" calcext:value-type="float">
            <text:p>0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4" calcext:value-type="float">
            <text:p>4</text:p>
          </table:table-cell>
          <table:table-cell table:formula="of:=SUM([.R1:.R5])" office:value-type="float" office:value="4" calcext:value-type="float">
            <text:p>4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4" calcext:value-type="float">
            <text:p>4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0" calcext:value-type="float">
            <text:p>0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4" calcext:value-type="float">
            <text:p>4</text:p>
          </table:table-cell>
          <table:table-cell table:formula="of:=SUM([.AU1:.AU5])" office:value-type="float" office:value="0" calcext:value-type="float">
            <text:p>0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1" calcext:value-type="float">
            <text:p>1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1" calcext:value-type="float">
            <text:p>1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5" calcext:value-type="float">
            <text:p>5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1_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447914061849" calcext:value-type="float">
            <text:p>2.27448</text:p>
          </table:table-cell>
          <table:table-cell office:value-type="float" office:value="2.47837282237226" calcext:value-type="float">
            <text:p>2.47837</text:p>
          </table:table-cell>
          <table:table-cell office:value-type="float" office:value="4.28111152788197" calcext:value-type="float">
            <text:p>4.2811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2])" office:value-type="float" office:value="2.20748126502563" calcext:value-type="float">
            <text:p>2.20748</text:p>
          </table:table-cell>
          <table:table-cell table:formula="of:=AVERAGE([.BT1:.BT12])" office:value-type="float" office:value="2.33015183376358" calcext:value-type="float">
            <text:p>2.33015</text:p>
          </table:table-cell>
          <table:table-cell table:formula="of:=AVERAGE([.BU1:.BU12])" office:value-type="float" office:value="3.4779855572784" calcext:value-type="float">
            <text:p>3.477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6844377761107" calcext:value-type="float">
            <text:p>2.26844</text:p>
          </table:table-cell>
          <table:table-cell office:value-type="float" office:value="2.47990080853547" calcext:value-type="float">
            <text:p>2.4799</text:p>
          </table:table-cell>
          <table:table-cell office:value-type="float" office:value="4.20652913228307" calcext:value-type="float">
            <text:p>4.2065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24873198639668" calcext:value-type="float">
            <text:p>2.24873</text:p>
          </table:table-cell>
          <table:table-cell table:formula="of:=AVERAGE([.BT1:.BT5])" office:value-type="float" office:value="2.42922928184591" calcext:value-type="float">
            <text:p>2.42923</text:p>
          </table:table-cell>
          <table:table-cell table:formula="of:=AVERAGE([.BU1:.BU5])" office:value-type="float" office:value="3.8709678970431" calcext:value-type="float">
            <text:p>3.8709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627398831873" calcext:value-type="float">
            <text:p>2.23627</text:p>
          </table:table-cell>
          <table:table-cell office:value-type="float" office:value="2.44135189820609" calcext:value-type="float">
            <text:p>2.44135</text:p>
          </table:table-cell>
          <table:table-cell office:value-type="float" office:value="3.8117296620776" calcext:value-type="float">
            <text:p>3.81173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482634543179" calcext:value-type="float">
            <text:p>2.23483</text:p>
          </table:table-cell>
          <table:table-cell office:value-type="float" office:value="2.43216656236963" calcext:value-type="float">
            <text:p>2.43217</text:p>
          </table:table-cell>
          <table:table-cell office:value-type="float" office:value="3.79154568210263" calcext:value-type="float">
            <text:p>3.79155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963668000333" calcext:value-type="float">
            <text:p>2.22964</text:p>
          </table:table-cell>
          <table:table-cell office:value-type="float" office:value="2.3143543177461" calcext:value-type="float">
            <text:p>2.31435</text:p>
          </table:table-cell>
          <table:table-cell office:value-type="float" office:value="3.26392348087022" calcext:value-type="float">
            <text:p>3.2639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817844021376" calcext:value-type="float">
            <text:p>2.21818</text:p>
          </table:table-cell>
          <table:table-cell office:value-type="float" office:value="2.15903640614562" calcext:value-type="float">
            <text:p>2.15904</text:p>
          </table:table-cell>
          <table:table-cell office:value-type="float" office:value="3.0747244488978" calcext:value-type="float">
            <text:p>3.07472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766929692719" calcext:value-type="float">
            <text:p>2.21767</text:p>
          </table:table-cell>
          <table:table-cell office:value-type="float" office:value="2.16494593353373" calcext:value-type="float">
            <text:p>2.16495</text:p>
          </table:table-cell>
          <table:table-cell office:value-type="float" office:value="3.0112374749499" calcext:value-type="float">
            <text:p>3.01124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1456176544136" calcext:value-type="float">
            <text:p>2.21456</text:p>
          </table:table-cell>
          <table:table-cell office:value-type="float" office:value="2.31322018004501" calcext:value-type="float">
            <text:p>2.31322</text:p>
          </table:table-cell>
          <table:table-cell office:value-type="float" office:value="3.27815078769692" calcext:value-type="float">
            <text:p>3.27815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7869178998412" calcext:value-type="float">
            <text:p>2.17869</text:p>
          </table:table-cell>
          <table:table-cell office:value-type="float" office:value="2.36712137363097" calcext:value-type="float">
            <text:p>2.36712</text:p>
          </table:table-cell>
          <table:table-cell office:value-type="float" office:value="3.41816152495611" calcext:value-type="float">
            <text:p>3.41816</text:p>
          </table:table-cell>
          <table:table-cell office:value-type="float" office:value="9568800" calcext:value-type="float">
            <text:p>95688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83947830449" calcext:value-type="float">
            <text:p>2.17839</text:p>
          </table:table-cell>
          <table:table-cell office:value-type="float" office:value="2.36060885377477" calcext:value-type="float">
            <text:p>2.36061</text:p>
          </table:table-cell>
          <table:table-cell office:value-type="float" office:value="3.43457236017055" calcext:value-type="float">
            <text:p>3.43457</text:p>
          </table:table-cell>
          <table:table-cell office:value-type="float" office:value="9568800" calcext:value-type="float">
            <text:p>95688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1943374197315" calcext:value-type="float">
            <text:p>2.11943</text:p>
          </table:table-cell>
          <table:table-cell office:value-type="float" office:value="2.23159911600367" calcext:value-type="float">
            <text:p>2.2316</text:p>
          </table:table-cell>
          <table:table-cell office:value-type="float" office:value="3.10634976232174" calcext:value-type="float">
            <text:p>3.1063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1918543073972" calcext:value-type="float">
            <text:p>2.11919</text:p>
          </table:table-cell>
          <table:table-cell office:value-type="float" office:value="2.2191437327996" calcext:value-type="float">
            <text:p>2.21914</text:p>
          </table:table-cell>
          <table:table-cell office:value-type="float" office:value="3.05779084313235" calcext:value-type="float">
            <text:p>3.0577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265553331665" calcext:value-type="float">
            <text:p>2.26266</text:p>
          </table:table-cell>
          <table:table-cell office:value-type="float" office:value="2.32280189308648" calcext:value-type="float">
            <text:p>2.3228</text:p>
          </table:table-cell>
          <table:table-cell office:value-type="float" office:value="3.47866149612209" calcext:value-type="float">
            <text:p>3.4786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3:.BS28])" office:value-type="float" office:value="2.18803527831588" calcext:value-type="float">
            <text:p>2.18804</text:p>
          </table:table-cell>
          <table:table-cell table:formula="of:=AVERAGE([.BT13:.BT28])" office:value-type="float" office:value="2.30544745823383" calcext:value-type="float">
            <text:p>2.30545</text:p>
          </table:table-cell>
          <table:table-cell table:formula="of:=AVERAGE([.BU13:.BU28])" office:value-type="float" office:value="3.42023766780068" calcext:value-type="float">
            <text:p>3.4202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140657576516" calcext:value-type="float">
            <text:p>2.26141</text:p>
          </table:table-cell>
          <table:table-cell office:value-type="float" office:value="2.326916437328" calcext:value-type="float">
            <text:p>2.32692</text:p>
          </table:table-cell>
          <table:table-cell office:value-type="float" office:value="3.4811971478609" calcext:value-type="float">
            <text:p>3.481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3:.BS17])" office:value-type="float" office:value="2.23532839475381" calcext:value-type="float">
            <text:p>2.23533</text:p>
          </table:table-cell>
          <table:table-cell table:formula="of:=AVERAGE([.BT13:.BT17])" office:value-type="float" office:value="2.33008695763898" calcext:value-type="float">
            <text:p>2.33009</text:p>
          </table:table-cell>
          <table:table-cell table:formula="of:=AVERAGE([.BU13:.BU17])" office:value-type="float" office:value="3.5272527157231" calcext:value-type="float">
            <text:p>3.52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359533933633" calcext:value-type="float">
            <text:p>2.2236</text:p>
          </table:table-cell>
          <table:table-cell office:value-type="float" office:value="2.37915103385026" calcext:value-type="float">
            <text:p>2.37915</text:p>
          </table:table-cell>
          <table:table-cell office:value-type="float" office:value="3.79431215607804" calcext:value-type="float">
            <text:p>3.7943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977374103719" calcext:value-type="float">
            <text:p>2.21977</text:p>
          </table:table-cell>
          <table:table-cell office:value-type="float" office:value="2.37648824412206" calcext:value-type="float">
            <text:p>2.37649</text:p>
          </table:table-cell>
          <table:table-cell office:value-type="float" office:value="3.84311655827914" calcext:value-type="float">
            <text:p>3.8431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0921078431373" calcext:value-type="float">
            <text:p>2.20921</text:p>
          </table:table-cell>
          <table:table-cell office:value-type="float" office:value="2.24507717980809" calcext:value-type="float">
            <text:p>2.24508</text:p>
          </table:table-cell>
          <table:table-cell office:value-type="float" office:value="3.03897622027534" calcext:value-type="float">
            <text:p>3.0389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898644138506" calcext:value-type="float">
            <text:p>2.20899</text:p>
          </table:table-cell>
          <table:table-cell office:value-type="float" office:value="2.24871506049228" calcext:value-type="float">
            <text:p>2.24872</text:p>
          </table:table-cell>
          <table:table-cell office:value-type="float" office:value="3.03175969962453" calcext:value-type="float">
            <text:p>3.03176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90910227557" calcext:value-type="float">
            <text:p>2.20891</text:p>
          </table:table-cell>
          <table:table-cell office:value-type="float" office:value="2.41741643744269" calcext:value-type="float">
            <text:p>2.41742</text:p>
          </table:table-cell>
          <table:table-cell office:value-type="float" office:value="3.90513628407102" calcext:value-type="float">
            <text:p>3.9051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516191547887" calcext:value-type="float">
            <text:p>2.19516</text:p>
          </table:table-cell>
          <table:table-cell office:value-type="float" office:value="2.44160894390264" calcext:value-type="float">
            <text:p>2.44161</text:p>
          </table:table-cell>
          <table:table-cell office:value-type="float" office:value="3.8089184796199" calcext:value-type="float">
            <text:p>3.8089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471464899116" calcext:value-type="float">
            <text:p>2.19471</text:p>
          </table:table-cell>
          <table:table-cell office:value-type="float" office:value="2.35392779723195" calcext:value-type="float">
            <text:p>2.35393</text:p>
          </table:table-cell>
          <table:table-cell office:value-type="float" office:value="3.51391820910455" calcext:value-type="float">
            <text:p>3.5139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07982116058" calcext:value-type="float">
            <text:p>2.1908</text:p>
          </table:table-cell>
          <table:table-cell office:value-type="float" office:value="2.36055788310822" calcext:value-type="float">
            <text:p>2.36056</text:p>
          </table:table-cell>
          <table:table-cell office:value-type="float" office:value="3.47152076038019" calcext:value-type="float">
            <text:p>3.47152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432251271787" calcext:value-type="float">
            <text:p>2.18432</text:p>
          </table:table-cell>
          <table:table-cell office:value-type="float" office:value="2.27934732299224" calcext:value-type="float">
            <text:p>2.27935</text:p>
          </table:table-cell>
          <table:table-cell office:value-type="float" office:value="3.72920940705529" calcext:value-type="float">
            <text:p>3.7292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621101242599" calcext:value-type="float">
            <text:p>2.17621</text:p>
          </table:table-cell>
          <table:table-cell office:value-type="float" office:value="2.27723844967059" calcext:value-type="float">
            <text:p>2.27724</text:p>
          </table:table-cell>
          <table:table-cell office:value-type="float" office:value="3.69019764823618" calcext:value-type="float">
            <text:p>3.690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542010588628" calcext:value-type="float">
            <text:p>2.13542</text:p>
          </table:table-cell>
          <table:table-cell office:value-type="float" office:value="2.37168084042021" calcext:value-type="float">
            <text:p>2.37168</text:p>
          </table:table-cell>
          <table:table-cell office:value-type="float" office:value="3.31473486743372" calcext:value-type="float">
            <text:p>3.3147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2129887860597" calcext:value-type="float">
            <text:p>2.1213</text:p>
          </table:table-cell>
          <table:table-cell office:value-type="float" office:value="2.35725133400033" calcext:value-type="float">
            <text:p>2.35725</text:p>
          </table:table-cell>
          <table:table-cell office:value-type="float" office:value="3.34285892946473" calcext:value-type="float">
            <text:p>3.3428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1441214470284" calcext:value-type="float">
            <text:p>2.11441</text:p>
          </table:table-cell>
          <table:table-cell office:value-type="float" office:value="2.061063286655" calcext:value-type="float">
            <text:p>2.06106</text:p>
          </table:table-cell>
          <table:table-cell office:value-type="float" office:value="2.63560515128782" calcext:value-type="float">
            <text:p>2.6356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0168750520964" calcext:value-type="float">
            <text:p>2.10169</text:p>
          </table:table-cell>
          <table:table-cell office:value-type="float" office:value="2.06791718763024" calcext:value-type="float">
            <text:p>2.06792</text:p>
          </table:table-cell>
          <table:table-cell office:value-type="float" office:value="2.64367966991748" calcext:value-type="float">
            <text:p>2.6436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761380690345" calcext:value-type="float">
            <text:p>2.28761</text:p>
          </table:table-cell>
          <table:table-cell office:value-type="float" office:value="2.35736691262298" calcext:value-type="float">
            <text:p>2.35737</text:p>
          </table:table-cell>
          <table:table-cell office:value-type="float" office:value="3.55722986493247" calcext:value-type="float">
            <text:p>3.5572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29:.BS44])" office:value-type="float" office:value="2.19912309593919" calcext:value-type="float">
            <text:p>2.19912</text:p>
          </table:table-cell>
          <table:table-cell table:formula="of:=AVERAGE([.BT29:.BT44])" office:value-type="float" office:value="2.31108174152701" calcext:value-type="float">
            <text:p>2.31108</text:p>
          </table:table-cell>
          <table:table-cell table:formula="of:=AVERAGE([.BU29:.BU44])" office:value-type="float" office:value="3.33850574846637" calcext:value-type="float">
            <text:p>3.3385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7899866599967" calcext:value-type="float">
            <text:p>2.279</text:p>
          </table:table-cell>
          <table:table-cell office:value-type="float" office:value="2.35860774137069" calcext:value-type="float">
            <text:p>2.35861</text:p>
          </table:table-cell>
          <table:table-cell office:value-type="float" office:value="3.64128689344672" calcext:value-type="float">
            <text:p>3.6412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29:.BS33])" office:value-type="float" office:value="2.24075946601086" calcext:value-type="float">
            <text:p>2.24076</text:p>
          </table:table-cell>
          <table:table-cell table:formula="of:=AVERAGE([.BT29:.BT33])" office:value-type="float" office:value="2.34888174857755" calcext:value-type="float">
            <text:p>2.34888</text:p>
          </table:table-cell>
          <table:table-cell table:formula="of:=AVERAGE([.BU29:.BU33])" office:value-type="float" office:value="3.46422589544142" calcext:value-type="float">
            <text:p>3.4642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690602836879" calcext:value-type="float">
            <text:p>2.21691</text:p>
          </table:table-cell>
          <table:table-cell office:value-type="float" office:value="2.36836232790989" calcext:value-type="float">
            <text:p>2.36836</text:p>
          </table:table-cell>
          <table:table-cell office:value-type="float" office:value="3.34638172715895" calcext:value-type="float">
            <text:p>3.3463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219117647059" calcext:value-type="float">
            <text:p>2.21219</text:p>
          </table:table-cell>
          <table:table-cell office:value-type="float" office:value="2.3763032957864" calcext:value-type="float">
            <text:p>2.3763</text:p>
          </table:table-cell>
          <table:table-cell office:value-type="float" office:value="3.37341927409262" calcext:value-type="float">
            <text:p>3.37342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80876523118" calcext:value-type="float">
            <text:p>2.20809</text:p>
          </table:table-cell>
          <table:table-cell office:value-type="float" office:value="2.2837684651978" calcext:value-type="float">
            <text:p>2.28377</text:p>
          </table:table-cell>
          <table:table-cell office:value-type="float" office:value="3.40281171757636" calcext:value-type="float">
            <text:p>3.40281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80163995994" calcext:value-type="float">
            <text:p>2.20802</text:p>
          </table:table-cell>
          <table:table-cell office:value-type="float" office:value="2.19713434735436" calcext:value-type="float">
            <text:p>2.19713</text:p>
          </table:table-cell>
          <table:table-cell office:value-type="float" office:value="3.10570605908863" calcext:value-type="float">
            <text:p>3.10571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662076448005" calcext:value-type="float">
            <text:p>2.20662</text:p>
          </table:table-cell>
          <table:table-cell office:value-type="float" office:value="2.29547999081956" calcext:value-type="float">
            <text:p>2.29548</text:p>
          </table:table-cell>
          <table:table-cell office:value-type="float" office:value="3.39115172759139" calcext:value-type="float">
            <text:p>3.3911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626596144216" calcext:value-type="float">
            <text:p>2.19627</text:p>
          </table:table-cell>
          <table:table-cell office:value-type="float" office:value="2.21290039225505" calcext:value-type="float">
            <text:p>2.2129</text:p>
          </table:table-cell>
          <table:table-cell office:value-type="float" office:value="3.11452428642964" calcext:value-type="float">
            <text:p>3.1145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9369892002335" calcext:value-type="float">
            <text:p>2.1937</text:p>
          </table:table-cell>
          <table:table-cell office:value-type="float" office:value="2.32443749478776" calcext:value-type="float">
            <text:p>2.32444</text:p>
          </table:table-cell>
          <table:table-cell office:value-type="float" office:value="3.59563922942207" calcext:value-type="float">
            <text:p>3.5956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870204736886" calcext:value-type="float">
            <text:p>2.1887</text:p>
          </table:table-cell>
          <table:table-cell office:value-type="float" office:value="2.3123980485364" calcext:value-type="float">
            <text:p>2.3124</text:p>
          </table:table-cell>
          <table:table-cell office:value-type="float" office:value="3.63655116337253" calcext:value-type="float">
            <text:p>3.6365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862472903118" calcext:value-type="float">
            <text:p>2.18862</text:p>
          </table:table-cell>
          <table:table-cell office:value-type="float" office:value="2.30005315157579" calcext:value-type="float">
            <text:p>2.30005</text:p>
          </table:table-cell>
          <table:table-cell office:value-type="float" office:value="3.27125687843922" calcext:value-type="float">
            <text:p>3.2712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7703872769718" calcext:value-type="float">
            <text:p>2.17704</text:p>
          </table:table-cell>
          <table:table-cell office:value-type="float" office:value="2.30770583208271" calcext:value-type="float">
            <text:p>2.30771</text:p>
          </table:table-cell>
          <table:table-cell office:value-type="float" office:value="3.23248249124562" calcext:value-type="float">
            <text:p>3.2324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914270234225" calcext:value-type="float">
            <text:p>2.16914</text:p>
          </table:table-cell>
          <table:table-cell office:value-type="float" office:value="2.33232683170793" calcext:value-type="float">
            <text:p>2.33233</text:p>
          </table:table-cell>
          <table:table-cell office:value-type="float" office:value="3.35110027506877" calcext:value-type="float">
            <text:p>3.351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6370082103859" calcext:value-type="float">
            <text:p>2.1637</text:p>
          </table:table-cell>
          <table:table-cell office:value-type="float" office:value="2.33017775277153" calcext:value-type="float">
            <text:p>2.33018</text:p>
          </table:table-cell>
          <table:table-cell office:value-type="float" office:value="3.31990747686922" calcext:value-type="float">
            <text:p>3.3199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193819288155" calcext:value-type="float">
            <text:p>2.15194</text:p>
          </table:table-cell>
          <table:table-cell office:value-type="float" office:value="2.30644150620989" calcext:value-type="float">
            <text:p>2.30644</text:p>
          </table:table-cell>
          <table:table-cell office:value-type="float" office:value="3.05492248062016" calcext:value-type="float">
            <text:p>3.0549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84229390681" calcext:value-type="float">
            <text:p>2.13842</text:p>
          </table:table-cell>
          <table:table-cell office:value-type="float" office:value="2.31384377344336" calcext:value-type="float">
            <text:p>2.31384</text:p>
          </table:table-cell>
          <table:table-cell office:value-type="float" office:value="3.02172043010753" calcext:value-type="float">
            <text:p>3.0217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596843181439" calcext:value-type="float">
            <text:p>2.29597</text:p>
          </table:table-cell>
          <table:table-cell office:value-type="float" office:value="2.42456997996995" calcext:value-type="float">
            <text:p>2.42457</text:p>
          </table:table-cell>
          <table:table-cell office:value-type="float" office:value="4.15417876815223" calcext:value-type="float">
            <text:p>4.1541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5:.BS60])" office:value-type="float" office:value="2.21662882783405" calcext:value-type="float">
            <text:p>2.21663</text:p>
          </table:table-cell>
          <table:table-cell table:formula="of:=AVERAGE([.BT45:.BT60])" office:value-type="float" office:value="2.27764544656671" calcext:value-type="float">
            <text:p>2.27765</text:p>
          </table:table-cell>
          <table:table-cell table:formula="of:=AVERAGE([.BU45:.BU60])" office:value-type="float" office:value="3.41798479558065" calcext:value-type="float">
            <text:p>3.4179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430885912202" calcext:value-type="float">
            <text:p>2.26431</text:p>
          </table:table-cell>
          <table:table-cell office:value-type="float" office:value="2.42405441495577" calcext:value-type="float">
            <text:p>2.42405</text:p>
          </table:table-cell>
          <table:table-cell office:value-type="float" office:value="4.08302453680521" calcext:value-type="float">
            <text:p>4.0830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5:.BS49])" office:value-type="float" office:value="2.25100251883125" calcext:value-type="float">
            <text:p>2.251</text:p>
          </table:table-cell>
          <table:table-cell table:formula="of:=AVERAGE([.BT45:.BT49])" office:value-type="float" office:value="2.36832486209002" calcext:value-type="float">
            <text:p>2.36832</text:p>
          </table:table-cell>
          <table:table-cell table:formula="of:=AVERAGE([.BU45:.BU49])" office:value-type="float" office:value="3.68442942564198" calcext:value-type="float">
            <text:p>3.684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339977054652" calcext:value-type="float">
            <text:p>2.2434</text:p>
          </table:table-cell>
          <table:table-cell office:value-type="float" office:value="2.34117772215269" calcext:value-type="float">
            <text:p>2.34118</text:p>
          </table:table-cell>
          <table:table-cell office:value-type="float" office:value="3.28555068836045" calcext:value-type="float">
            <text:p>3.28555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53212348769" calcext:value-type="float">
            <text:p>2.22853</text:p>
          </table:table-cell>
          <table:table-cell office:value-type="float" office:value="2.32892532332082" calcext:value-type="float">
            <text:p>2.32893</text:p>
          </table:table-cell>
          <table:table-cell office:value-type="float" office:value="3.24828660826033" calcext:value-type="float">
            <text:p>3.2482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280340918563" calcext:value-type="float">
            <text:p>2.2228</text:p>
          </table:table-cell>
          <table:table-cell office:value-type="float" office:value="2.32289687005085" calcext:value-type="float">
            <text:p>2.3229</text:p>
          </table:table-cell>
          <table:table-cell office:value-type="float" office:value="3.65110652663166" calcext:value-type="float">
            <text:p>3.6511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575529298991" calcext:value-type="float">
            <text:p>2.22576</text:p>
          </table:table-cell>
          <table:table-cell office:value-type="float" office:value="2.32131439109777" calcext:value-type="float">
            <text:p>2.32131</text:p>
          </table:table-cell>
          <table:table-cell office:value-type="float" office:value="3.61322455613903" calcext:value-type="float">
            <text:p>3.6132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834927880607" calcext:value-type="float">
            <text:p>2.24835</text:p>
          </table:table-cell>
          <table:table-cell office:value-type="float" office:value="2.28100685759546" calcext:value-type="float">
            <text:p>2.28101</text:p>
          </table:table-cell>
          <table:table-cell office:value-type="float" office:value="3.5915707853927" calcext:value-type="float">
            <text:p>3.59157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093259926593" calcext:value-type="float">
            <text:p>2.22093</text:p>
          </table:table-cell>
          <table:table-cell office:value-type="float" office:value="2.28083051801802" calcext:value-type="float">
            <text:p>2.28083</text:p>
          </table:table-cell>
          <table:table-cell office:value-type="float" office:value="3.24415540540541" calcext:value-type="float">
            <text:p>3.24416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79365129105" calcext:value-type="float">
            <text:p>2.16794</text:p>
          </table:table-cell>
          <table:table-cell office:value-type="float" office:value="2.27597706192028" calcext:value-type="float">
            <text:p>2.27598</text:p>
          </table:table-cell>
          <table:table-cell office:value-type="float" office:value="3.42179242918025" calcext:value-type="float">
            <text:p>3.42179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789748081415" calcext:value-type="float">
            <text:p>2.2279</text:p>
          </table:table-cell>
          <table:table-cell office:value-type="float" office:value="2.27052135468802" calcext:value-type="float">
            <text:p>2.27052</text:p>
          </table:table-cell>
          <table:table-cell office:value-type="float" office:value="3.27186811811812" calcext:value-type="float">
            <text:p>3.2718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7581056237988" calcext:value-type="float">
            <text:p>2.17581</text:p>
          </table:table-cell>
          <table:table-cell office:value-type="float" office:value="2.26933577755494" calcext:value-type="float">
            <text:p>2.26934</text:p>
          </table:table-cell>
          <table:table-cell office:value-type="float" office:value="3.46700927550765" calcext:value-type="float">
            <text:p>3.46701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214888694347" calcext:value-type="float">
            <text:p>2.25215</text:p>
          </table:table-cell>
          <table:table-cell office:value-type="float" office:value="2.26547836418209" calcext:value-type="float">
            <text:p>2.26548</text:p>
          </table:table-cell>
          <table:table-cell office:value-type="float" office:value="3.65963356678339" calcext:value-type="float">
            <text:p>3.6596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764152909788" calcext:value-type="float">
            <text:p>2.16764</text:p>
          </table:table-cell>
          <table:table-cell office:value-type="float" office:value="2.1840759963315" calcext:value-type="float">
            <text:p>2.18408</text:p>
          </table:table-cell>
          <table:table-cell office:value-type="float" office:value="2.59409329664832" calcext:value-type="float">
            <text:p>2.59409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312208187427" calcext:value-type="float">
            <text:p>2.16312</text:p>
          </table:table-cell>
          <table:table-cell office:value-type="float" office:value="2.17622373686843" calcext:value-type="float">
            <text:p>2.17622</text:p>
          </table:table-cell>
          <table:table-cell office:value-type="float" office:value="2.56640945472736" calcext:value-type="float">
            <text:p>2.5664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069954988747" calcext:value-type="float">
            <text:p>2.1907</text:p>
          </table:table-cell>
          <table:table-cell office:value-type="float" office:value="2.14904944986247" calcext:value-type="float">
            <text:p>2.14905</text:p>
          </table:table-cell>
          <table:table-cell office:value-type="float" office:value="3.43374468617154" calcext:value-type="float">
            <text:p>3.4337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075487621905" calcext:value-type="float">
            <text:p>2.17075</text:p>
          </table:table-cell>
          <table:table-cell office:value-type="float" office:value="2.12688932649829" calcext:value-type="float">
            <text:p>2.12689</text:p>
          </table:table-cell>
          <table:table-cell office:value-type="float" office:value="3.40210802700675" calcext:value-type="float">
            <text:p>3.4021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1" calcext:value-type="float">
            <text:p>1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4" calcext:value-type="float">
            <text:p>4</text:p>
          </table:table-cell>
          <table:table-cell table:formula="of:=SUM([.N1:.N5])" office:value-type="float" office:value="3" calcext:value-type="float">
            <text:p>3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0" calcext:value-type="float">
            <text:p>0</text:p>
          </table:table-cell>
          <table:table-cell table:formula="of:=SUM([.AK1:.AK5])" office:value-type="float" office:value="0" calcext:value-type="float">
            <text:p>0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4" calcext:value-type="float">
            <text:p>4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1" calcext:value-type="float">
            <text:p>1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0" calcext:value-type="float">
            <text:p>0</text:p>
          </table:table-cell>
          <table:table-cell table:formula="of:=SUM([.BE1:.BE5])" office:value-type="float" office:value="1" calcext:value-type="float">
            <text:p>1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4" calcext:value-type="float">
            <text:p>4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0" calcext:value-type="float">
            <text:p>0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1" table:target-range-address="Sheet1_2.A1:Sheet1_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2:29:08.134525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2:31:22.285848074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302" meta:object-count="0"/>
  </office:meta>
</office:document-meta>
</file>